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6.746875cm" style:use-optimal-column-width="true"/>
    </style:style>
    <style:style style:name="co3" style:family="table-column">
      <style:table-column-properties fo:break-before="auto" style:column-width="6.24416666666667cm" style:use-optimal-column-width="true"/>
    </style:style>
    <style:style style:name="co4" style:family="table-column">
      <style:table-column-properties fo:break-before="auto" style:column-width="8.493125cm" style:use-optimal-column-width="true"/>
    </style:style>
    <style:style style:name="co5" style:family="table-column">
      <style:table-column-properties fo:break-before="auto" style:column-width="1.93145833333333cm" style:use-optimal-column-width="true"/>
    </style:style>
    <style:style style:name="co6" style:family="table-column">
      <style:table-column-properties fo:break-before="auto" style:column-width="2.35479166666667cm" style:use-optimal-column-width="true"/>
    </style:style>
    <style:style style:name="co7" style:family="table-column">
      <style:table-column-properties fo:break-before="auto" style:column-width="1.64041666666667cm" style:use-optimal-column-width="true"/>
    </style:style>
    <style:style style:name="co8" style:family="table-column">
      <style:table-column-properties fo:break-before="auto" style:column-width="9.022291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Step</text:p>
          </table:table-cell>
          <table:table-cell office:value-type="string" table:style-name="ce1">
            <text:p>Test Instruction</text:p>
          </table:table-cell>
          <table:table-cell office:value-type="string" table:style-name="ce1">
            <text:p>Expected Result</text:p>
          </table:table-cell>
          <table:table-cell office:value-type="string" table:style-name="ce1">
            <text:p>Actual Result</text:p>
          </table:table-cell>
          <table:table-cell office:value-type="string" table:style-name="ce1">
            <text:p>Pass/Fail</text:p>
          </table:table-cell>
          <table:table-cell office:value-type="string" table:style-name="ce1">
            <text:p>Initial Date</text:p>
          </table:table-cell>
          <table:table-cell office:value-type="string" table:style-name="ce1">
            <text:p>Priority</text:p>
          </table:table-cell>
          <table:table-cell office:value-type="string" table:style-name="ce1">
            <text:p>Comment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aden 750 containers.</text:p>
          </table:table-cell>
          <table:table-cell office:value-type="string" table:style-name="ce1">
            <text:p>Snel geladen. &gt; 100fps</text:p>
          </table:table-cell>
          <table:table-cell office:value-type="string" table:style-name="ce1">
            <text:p>&lt; 2s Geladen. 40-50 fps<text:s/></text:p>
          </table:table-cell>
          <table:table-cell office:value-type="string" table:style-name="ce1">
            <text:p>Fail</text:p>
          </table:table-cell>
          <table:table-cell office:value-type="date" office:date-value="2015-11-26T00:00:00" table:style-name="ce2">
            <text:p>26-11-15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Jmonkey moet geoptimalizeerd worden.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aden 7500 containers.</text:p>
          </table:table-cell>
          <table:table-cell office:value-type="string" table:style-name="ce1">
            <text:p>Laden duurt langer &gt;60fps</text:p>
          </table:table-cell>
          <table:table-cell office:value-type="string" table:style-name="ce1">
            <text:p>&lt; 10s Geladen. ~6 fps</text:p>
          </table:table-cell>
          <table:table-cell office:value-type="string" table:style-name="ce1">
            <text:p>Fail</text:p>
          </table:table-cell>
          <table:table-cell office:value-type="date" office:date-value="2015-11-26T00:00:00" table:style-name="ce2">
            <text:p>26-11-15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Jmonkey moet geoptimalizeerd worden.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laden 75000 containers.</text:p>
          </table:table-cell>
          <table:table-cell office:value-type="string" table:style-name="ce1">
            <text:p>Laden duurt even. ~30fps</text:p>
          </table:table-cell>
          <table:table-cell office:value-type="string" table:style-name="ce1">
            <text:p>Laden voltooit niet. OutofMemoryError</text:p>
          </table:table-cell>
          <table:table-cell office:value-type="string" table:style-name="ce1">
            <text:p>Fail</text:p>
          </table:table-cell>
          <table:table-cell office:value-type="date" office:date-value="2015-11-26T00:00:00" table:style-name="ce2">
            <text:p>26-11-15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Jmonkey moet geoptimalizeerd worden.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tring sturen naar Simulator.</text:p>
          </table:table-cell>
          <table:table-cell office:value-type="string" table:style-name="ce1">
            <text:p>Sim ontvangt String in console.</text:p>
          </table:table-cell>
          <table:table-cell office:value-type="string" table:style-name="ce1">
            <text:p>Sim ontvangt de strings, crashed niet bij /n</text:p>
          </table:table-cell>
          <table:table-cell office:value-type="string" table:style-name="ce1">
            <text:p>Pass</text:p>
          </table:table-cell>
          <table:table-cell office:value-type="date" office:date-value="2015-11-26T00:00:00" table:style-name="ce2">
            <text:p>26-11-15</text:p>
          </table:table-cell>
          <table:table-cell table:style-name="ce1"/>
          <table:table-cell office:value-type="string" table:style-name="ce1">
            <text:p>Moet nog verder gestest worden met JSON.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imulator disconnect from server</text:p>
          </table:table-cell>
          <table:table-cell office:value-type="string" table:style-name="ce1">
            <text:p>Server blijft draaien</text:p>
          </table:table-cell>
          <table:table-cell office:value-type="string" table:style-name="ce1">
            <text:p>Server responses: Sim disconnected</text:p>
          </table:table-cell>
          <table:table-cell office:value-type="string" table:style-name="ce1">
            <text:p>Pass</text:p>
          </table:table-cell>
          <table:table-cell office:value-type="date" office:date-value="2015-11-26T00:00:00" table:style-name="ce2">
            <text:p>26-11-15</text:p>
          </table:table-cell>
          <table:table-cell table:style-name="ce1"/>
          <table:table-cell office:value-type="string" table:style-name="ce1">
            <text:p>Autoreconnect moet nog gemaakt worden.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erver disconnect</text:p>
          </table:table-cell>
          <table:table-cell office:value-type="string" table:style-name="ce1">
            <text:p>Simulator crashed niet.</text:p>
          </table:table-cell>
          <table:table-cell office:value-type="string" table:style-name="ce1">
            <text:p>Jmonkey blijft draaien</text:p>
          </table:table-cell>
          <table:table-cell office:value-type="string" table:style-name="ce1">
            <text:p>Pass</text:p>
          </table:table-cell>
          <table:table-cell office:value-type="date" office:date-value="2015-11-27T00:00:00" table:style-name="ce2">
            <text:p>27-11-15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Xml inladen in geheugen.</text:p>
          </table:table-cell>
          <table:table-cell office:value-type="string" table:style-name="ce1">
            <text:p>Genoeg geheugen beschickbaar</text:p>
          </table:table-cell>
          <table:table-cell office:value-type="string" table:style-name="ce1">
            <text:p>Rond 600 MB wordt gebruikt</text:p>
          </table:table-cell>
          <table:table-cell office:value-type="string" table:style-name="ce1">
            <text:p>Pass</text:p>
          </table:table-cell>
          <table:table-cell office:value-type="date" office:date-value="2015-11-23T00:00:00" table:style-name="ce2">
            <text:p>23-11-15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Kortste pad algoritme uitvoeren.</text:p>
          </table:table-cell>
          <table:table-cell office:value-type="string" table:style-name="ce1">
            <text:p>Vindt kortste pad.</text:p>
          </table:table-cell>
          <table:table-cell table:style-name="ce1"/>
          <table:table-cell office:value-type="string" table:style-name="ce1">
            <text:p>Pass</text:p>
          </table:table-cell>
          <table:table-cell office:value-type="date" office:date-value="2015-11-27T00:00:00" table:style-name="ce2">
            <text:p>27-11-15</text:p>
          </table:table-cell>
          <table:table-cell table:style-name="ce1"/>
          <table:table-cell office:value-type="string" table:style-name="ce1">
            <text:p>Moet geimplementeerd worden in de server.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Xml inladen naar database</text:p>
          </table:table-cell>
          <table:table-cell table:number-columns-repeated="16382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-</number:text>
      <number:month number:style="long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laas</meta:initial-creator>
    <dc:creator>Klaas</dc:creator>
    <meta:creation-date>2015-11-27T13:35:44Z</meta:creation-date>
    <dc:date>2015-12-03T10:23:00Z</dc:date>
  </office:meta>
</office:document-meta>
</file>